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i_test_with_compu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_SMOOTHED</text:p>
          </table:table-cell>
          <table:table-cell office:value-type="string" calcext:value-type="string">
            <text:p>avg_gain_raw</text:p>
          </table:table-cell>
          <table:table-cell office:value-type="string" calcext:value-type="string">
            <text:p>avg_loss_raw</text:p>
          </table:table-cell>
          <table:table-cell office:value-type="string" calcext:value-type="string">
            <text:p>rsi_raw</text:p>
          </table:table-cell>
        </table:table-row>
        <table:table-row table:style-name="ro1">
          <table:table-cell office:value-type="float" office:value="1538717280" calcext:value-type="float">
            <text:p>1538717280</text:p>
          </table:table-cell>
          <table:table-cell office:value-type="float" office:value="1538717340" calcext:value-type="float">
            <text:p>1538717340</text:p>
          </table:table-cell>
          <table:table-cell office:value-type="float" office:value="44.34" calcext:value-type="float">
            <text:p>44.34</text:p>
          </table:table-cell>
          <table:table-cell table:number-columns-repeated="9"/>
        </table:table-row>
        <table:table-row table:style-name="ro1">
          <table:table-cell office:value-type="float" office:value="1538717340" calcext:value-type="float">
            <text:p>1538717340</text:p>
          </table:table-cell>
          <table:table-cell office:value-type="float" office:value="1538717400" calcext:value-type="float">
            <text:p>1538717400</text:p>
          </table:table-cell>
          <table:table-cell office:value-type="float" office:value="44.09" calcext:value-type="float">
            <text:p>44.09</text:p>
          </table:table-cell>
          <table:table-cell table:formula="of:=IF([.C3]-[.C2] &gt; 0; ABS([.C3]-[.C2]) ; 0)" office:value-type="float" office:value="0" calcext:value-type="float">
            <text:p>0</text:p>
          </table:table-cell>
          <table:table-cell table:formula="of:=IF([.C3]-[.C2] &lt; 0; ABS([.C3]-[.C2]) ; 0)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float" office:value="1538717400" calcext:value-type="float">
            <text:p>1538717400</text:p>
          </table:table-cell>
          <table:table-cell office:value-type="float" office:value="1538717460" calcext:value-type="float">
            <text:p>1538717460</text:p>
          </table:table-cell>
          <table:table-cell office:value-type="float" office:value="44.15" calcext:value-type="float">
            <text:p>44.15</text:p>
          </table:table-cell>
          <table:table-cell table:formula="of:=IF([.C4]-[.C3] &gt; 0; ABS([.C4]-[.C3]) ; 0)" office:value-type="float" office:value="0.0599999999999952" calcext:value-type="float">
            <text:p>0.059999999999995</text:p>
          </table:table-cell>
          <table:table-cell table:formula="of:=IF([.C4]-[.C3] &lt; 0; ABS([.C4]-[.C3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460" calcext:value-type="float">
            <text:p>1538717460</text:p>
          </table:table-cell>
          <table:table-cell office:value-type="float" office:value="1538717520" calcext:value-type="float">
            <text:p>1538717520</text:p>
          </table:table-cell>
          <table:table-cell office:value-type="float" office:value="43.61" calcext:value-type="float">
            <text:p>43.61</text:p>
          </table:table-cell>
          <table:table-cell table:formula="of:=IF([.C5]-[.C4] &gt; 0; ABS([.C5]-[.C4]) ; 0)" office:value-type="float" office:value="0" calcext:value-type="float">
            <text:p>0</text:p>
          </table:table-cell>
          <table:table-cell table:formula="of:=IF([.C5]-[.C4] &lt; 0; ABS([.C5]-[.C4]) ; 0)" office:value-type="float" office:value="0.539999999999999" calcext:value-type="float">
            <text:p>0.539999999999999</text:p>
          </table:table-cell>
          <table:table-cell table:number-columns-repeated="7"/>
        </table:table-row>
        <table:table-row table:style-name="ro1">
          <table:table-cell office:value-type="float" office:value="1538717520" calcext:value-type="float">
            <text:p>1538717520</text:p>
          </table:table-cell>
          <table:table-cell office:value-type="float" office:value="1538717580" calcext:value-type="float">
            <text:p>1538717580</text:p>
          </table:table-cell>
          <table:table-cell office:value-type="float" office:value="44.33" calcext:value-type="float">
            <text:p>44.33</text:p>
          </table:table-cell>
          <table:table-cell table:formula="of:=IF([.C6]-[.C5] &gt; 0; ABS([.C6]-[.C5]) ; 0)" office:value-type="float" office:value="0.719999999999999" calcext:value-type="float">
            <text:p>0.719999999999999</text:p>
          </table:table-cell>
          <table:table-cell table:formula="of:=IF([.C6]-[.C5] &lt; 0; ABS([.C6]-[.C5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580" calcext:value-type="float">
            <text:p>1538717580</text:p>
          </table:table-cell>
          <table:table-cell office:value-type="float" office:value="1538717640" calcext:value-type="float">
            <text:p>1538717640</text:p>
          </table:table-cell>
          <table:table-cell office:value-type="float" office:value="44.83" calcext:value-type="float">
            <text:p>44.83</text:p>
          </table:table-cell>
          <table:table-cell table:formula="of:=IF([.C7]-[.C6] &gt; 0; ABS([.C7]-[.C6]) ; 0)" office:value-type="float" office:value="0.5" calcext:value-type="float">
            <text:p>0.5</text:p>
          </table:table-cell>
          <table:table-cell table:formula="of:=IF([.C7]-[.C6] &lt; 0; ABS([.C7]-[.C6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640" calcext:value-type="float">
            <text:p>1538717640</text:p>
          </table:table-cell>
          <table:table-cell office:value-type="float" office:value="1538717700" calcext:value-type="float">
            <text:p>1538717700</text:p>
          </table:table-cell>
          <table:table-cell office:value-type="float" office:value="45.1" calcext:value-type="float">
            <text:p>45.1</text:p>
          </table:table-cell>
          <table:table-cell table:formula="of:=IF([.C8]-[.C7] &gt; 0; ABS([.C8]-[.C7]) ; 0)" office:value-type="float" office:value="0.270000000000003" calcext:value-type="float">
            <text:p>0.270000000000003</text:p>
          </table:table-cell>
          <table:table-cell table:formula="of:=IF([.C8]-[.C7] &lt; 0; ABS([.C8]-[.C7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700" calcext:value-type="float">
            <text:p>1538717700</text:p>
          </table:table-cell>
          <table:table-cell office:value-type="float" office:value="1538717760" calcext:value-type="float">
            <text:p>1538717760</text:p>
          </table:table-cell>
          <table:table-cell office:value-type="float" office:value="45.42" calcext:value-type="float">
            <text:p>45.42</text:p>
          </table:table-cell>
          <table:table-cell table:formula="of:=IF([.C9]-[.C8] &gt; 0; ABS([.C9]-[.C8]) ; 0)" office:value-type="float" office:value="0.32" calcext:value-type="float">
            <text:p>0.32</text:p>
          </table:table-cell>
          <table:table-cell table:formula="of:=IF([.C9]-[.C8] &lt; 0; ABS([.C9]-[.C8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760" calcext:value-type="float">
            <text:p>1538717760</text:p>
          </table:table-cell>
          <table:table-cell office:value-type="float" office:value="1538717820" calcext:value-type="float">
            <text:p>1538717820</text:p>
          </table:table-cell>
          <table:table-cell office:value-type="float" office:value="45.84" calcext:value-type="float">
            <text:p>45.84</text:p>
          </table:table-cell>
          <table:table-cell table:formula="of:=IF([.C10]-[.C9] &gt; 0; ABS([.C10]-[.C9]) ; 0)" office:value-type="float" office:value="0.420000000000002" calcext:value-type="float">
            <text:p>0.420000000000002</text:p>
          </table:table-cell>
          <table:table-cell table:formula="of:=IF([.C10]-[.C9] &lt; 0; ABS([.C10]-[.C9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820" calcext:value-type="float">
            <text:p>1538717820</text:p>
          </table:table-cell>
          <table:table-cell office:value-type="float" office:value="1538717880" calcext:value-type="float">
            <text:p>1538717880</text:p>
          </table:table-cell>
          <table:table-cell office:value-type="float" office:value="46.08" calcext:value-type="float">
            <text:p>46.08</text:p>
          </table:table-cell>
          <table:table-cell table:formula="of:=IF([.C11]-[.C10] &gt; 0; ABS([.C11]-[.C10]) ; 0)" office:value-type="float" office:value="0.239999999999995" calcext:value-type="float">
            <text:p>0.239999999999995</text:p>
          </table:table-cell>
          <table:table-cell table:formula="of:=IF([.C11]-[.C10] &lt; 0; ABS([.C11]-[.C10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880" calcext:value-type="float">
            <text:p>1538717880</text:p>
          </table:table-cell>
          <table:table-cell office:value-type="float" office:value="1538717940" calcext:value-type="float">
            <text:p>1538717940</text:p>
          </table:table-cell>
          <table:table-cell office:value-type="float" office:value="45.89" calcext:value-type="float">
            <text:p>45.89</text:p>
          </table:table-cell>
          <table:table-cell table:formula="of:=IF([.C12]-[.C11] &gt; 0; ABS([.C12]-[.C11]) ; 0)" office:value-type="float" office:value="0" calcext:value-type="float">
            <text:p>0</text:p>
          </table:table-cell>
          <table:table-cell table:formula="of:=IF([.C12]-[.C11] &lt; 0; ABS([.C12]-[.C11]) ; 0)" office:value-type="float" office:value="0.189999999999998" calcext:value-type="float">
            <text:p>0.189999999999998</text:p>
          </table:table-cell>
          <table:table-cell table:number-columns-repeated="7"/>
        </table:table-row>
        <table:table-row table:style-name="ro1">
          <table:table-cell office:value-type="float" office:value="1538717940" calcext:value-type="float">
            <text:p>1538717940</text:p>
          </table:table-cell>
          <table:table-cell office:value-type="float" office:value="1538718000" calcext:value-type="float">
            <text:p>1538718000</text:p>
          </table:table-cell>
          <table:table-cell office:value-type="float" office:value="46.03" calcext:value-type="float">
            <text:p>46.03</text:p>
          </table:table-cell>
          <table:table-cell table:formula="of:=IF([.C13]-[.C12] &gt; 0; ABS([.C13]-[.C12]) ; 0)" office:value-type="float" office:value="0.140000000000001" calcext:value-type="float">
            <text:p>0.140000000000001</text:p>
          </table:table-cell>
          <table:table-cell table:formula="of:=IF([.C13]-[.C12] &lt; 0; ABS([.C13]-[.C12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8000" calcext:value-type="float">
            <text:p>1538718000</text:p>
          </table:table-cell>
          <table:table-cell office:value-type="float" office:value="1538718060" calcext:value-type="float">
            <text:p>1538718060</text:p>
          </table:table-cell>
          <table:table-cell office:value-type="float" office:value="45.61" calcext:value-type="float">
            <text:p>45.61</text:p>
          </table:table-cell>
          <table:table-cell table:formula="of:=IF([.C14]-[.C13] &gt; 0; ABS([.C14]-[.C13]) ; 0)" office:value-type="float" office:value="0" calcext:value-type="float">
            <text:p>0</text:p>
          </table:table-cell>
          <table:table-cell table:formula="of:=IF([.C14]-[.C13] &lt; 0; ABS([.C14]-[.C13]) ; 0)" office:value-type="float" office:value="0.420000000000002" calcext:value-type="float">
            <text:p>0.420000000000002</text:p>
          </table:table-cell>
          <table:table-cell table:number-columns-repeated="7"/>
        </table:table-row>
        <table:table-row table:style-name="ro1">
          <table:table-cell office:value-type="float" office:value="1538718060" calcext:value-type="float">
            <text:p>1538718060</text:p>
          </table:table-cell>
          <table:table-cell office:value-type="float" office:value="1538718120" calcext:value-type="float">
            <text:p>1538718120</text:p>
          </table:table-cell>
          <table:table-cell office:value-type="float" office:value="46.28" calcext:value-type="float">
            <text:p>46.28</text:p>
          </table:table-cell>
          <table:table-cell table:formula="of:=IF([.C15]-[.C14] &gt; 0; ABS([.C15]-[.C14]) ; 0)" office:value-type="float" office:value="0.670000000000002" calcext:value-type="float">
            <text:p>0.670000000000002</text:p>
          </table:table-cell>
          <table:table-cell table:formula="of:=IF([.C15]-[.C14] &lt; 0; ABS([.C15]-[.C14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8120" calcext:value-type="float">
            <text:p>1538718120</text:p>
          </table:table-cell>
          <table:table-cell office:value-type="float" office:value="1538718180" calcext:value-type="float">
            <text:p>1538718180</text:p>
          </table:table-cell>
          <table:table-cell office:value-type="float" office:value="46.28" calcext:value-type="float">
            <text:p>46.28</text:p>
          </table:table-cell>
          <table:table-cell table:formula="of:=IF([.C16]-[.C15] &gt; 0; ABS([.C16]-[.C15]) ; 0)" office:value-type="float" office:value="0" calcext:value-type="float">
            <text:p>0</text:p>
          </table:table-cell>
          <table:table-cell table:formula="of:=IF([.C16]-[.C15] &lt; 0; ABS([.C16]-[.C15]) ; 0)" office:value-type="float" office:value="0" calcext:value-type="float">
            <text:p>0</text:p>
          </table:table-cell>
          <table:table-cell table:formula="of:=SUM([.D2:.D16])/14" office:value-type="float" office:value="0.238571428571428" calcext:value-type="float">
            <text:p>0.238571428571428</text:p>
          </table:table-cell>
          <table:table-cell table:formula="of:=ABS(SUM([.E2:.E16])/14)" office:value-type="float" office:value="0.0999999999999999" calcext:value-type="float">
            <text:p>0.1</text:p>
          </table:table-cell>
          <table:table-cell table:formula="of:=[.F16]/[.G16]" office:value-type="float" office:value="2.38571428571429" calcext:value-type="float">
            <text:p>2.38571428571429</text:p>
          </table:table-cell>
          <table:table-cell table:formula="of:=(100 - (100/(1+[.H16])))" office:value-type="float" office:value="70.4641350210971" calcext:value-type="float">
            <text:p>70.4641350210971</text:p>
          </table:table-cell>
          <table:table-cell table:formula="of:=SUM([.D2:.D16])/14" office:value-type="float" office:value="0.238571428571428" calcext:value-type="float">
            <text:p>0.238571428571428</text:p>
          </table:table-cell>
          <table:table-cell table:formula="of:=ABS(SUM([.E2:.E16])/14)" office:value-type="float" office:value="0.0999999999999999" calcext:value-type="float">
            <text:p>0.1</text:p>
          </table:table-cell>
          <table:table-cell table:formula="of:=(100 - (100/(1+[.F16]/[.G16])))" office:value-type="float" office:value="70.4641350210971" calcext:value-type="float">
            <text:p>70.4641350210971</text:p>
          </table:table-cell>
        </table:table-row>
        <table:table-row table:style-name="ro1">
          <table:table-cell office:value-type="float" office:value="1538718180" calcext:value-type="float">
            <text:p>1538718180</text:p>
          </table:table-cell>
          <table:table-cell office:value-type="float" office:value="1538718240" calcext:value-type="float">
            <text:p>1538718240</text:p>
          </table:table-cell>
          <table:table-cell office:value-type="float" office:value="46" calcext:value-type="float">
            <text:p>46</text:p>
          </table:table-cell>
          <table:table-cell table:formula="of:=IF([.C17]-[.C16] &gt; 0; ABS([.C17]-[.C16]) ; 0)" office:value-type="float" office:value="0" calcext:value-type="float">
            <text:p>0</text:p>
          </table:table-cell>
          <table:table-cell table:formula="of:=IF([.C17]-[.C16] &lt; 0; ABS([.C17]-[.C16]) ; 0)" office:value-type="float" office:value="0.280000000000001" calcext:value-type="float">
            <text:p>0.280000000000001</text:p>
          </table:table-cell>
          <table:table-cell table:formula="of:=([.F16]*13 + [.D17])/14" office:value-type="float" office:value="0.221530612244898" calcext:value-type="float">
            <text:p>0.221530612244898</text:p>
          </table:table-cell>
          <table:table-cell table:formula="of:=([.G16]*13 + [.E17])/14" office:value-type="float" office:value="0.112857142857143" calcext:value-type="float">
            <text:p>0.112857142857143</text:p>
          </table:table-cell>
          <table:table-cell table:formula="of:=[.F17]/[.G17]" office:value-type="float" office:value="1.9629294755877" calcext:value-type="float">
            <text:p>1.9629294755877</text:p>
          </table:table-cell>
          <table:table-cell table:formula="of:=(100 - (100/(1+[.H17])))" office:value-type="float" office:value="66.2496185535551" calcext:value-type="float">
            <text:p>66.2496185535551</text:p>
          </table:table-cell>
          <table:table-cell table:formula="of:=SUM([.D3:.D17])/14" office:value-type="float" office:value="0.238571428571428" calcext:value-type="float">
            <text:p>0.238571428571428</text:p>
          </table:table-cell>
          <table:table-cell table:formula="of:=ABS(SUM([.E3:.E17])/14)" office:value-type="float" office:value="0.12" calcext:value-type="float">
            <text:p>0.12</text:p>
          </table:table-cell>
          <table:table-cell table:formula="of:=(100 - (100/(1+[.F17]/[.G17])))" office:value-type="float" office:value="66.2496185535551" calcext:value-type="float">
            <text:p>66.2496185535551</text:p>
          </table:table-cell>
        </table:table-row>
        <table:table-row table:style-name="ro1">
          <table:table-cell office:value-type="float" office:value="1538718240" calcext:value-type="float">
            <text:p>1538718240</text:p>
          </table:table-cell>
          <table:table-cell office:value-type="float" office:value="1538718300" calcext:value-type="float">
            <text:p>1538718300</text:p>
          </table:table-cell>
          <table:table-cell office:value-type="float" office:value="46.03" calcext:value-type="float">
            <text:p>46.03</text:p>
          </table:table-cell>
          <table:table-cell table:formula="of:=IF([.C18]-[.C17] &gt; 0; ABS([.C18]-[.C17]) ; 0)" office:value-type="float" office:value="0.0300000000000011" calcext:value-type="float">
            <text:p>0.030000000000001</text:p>
          </table:table-cell>
          <table:table-cell table:formula="of:=IF([.C18]-[.C17] &lt; 0; ABS([.C18]-[.C17]) ; 0)" office:value-type="float" office:value="0" calcext:value-type="float">
            <text:p>0</text:p>
          </table:table-cell>
          <table:table-cell table:formula="of:=([.F17]*13 + [.D18])/14" office:value-type="float" office:value="0.207849854227405" calcext:value-type="float">
            <text:p>0.207849854227405</text:p>
          </table:table-cell>
          <table:table-cell table:formula="of:=([.G17]*13 + [.E18])/14" office:value-type="float" office:value="0.104795918367347" calcext:value-type="float">
            <text:p>0.104795918367347</text:p>
          </table:table-cell>
          <table:table-cell table:formula="of:=[.F18]/[.G18]" office:value-type="float" office:value="1.98337738211156" calcext:value-type="float">
            <text:p>1.98337738211156</text:p>
          </table:table-cell>
          <table:table-cell table:formula="of:=(100 - (100/(1+[.H18])))" office:value-type="float" office:value="66.4809418347127" calcext:value-type="float">
            <text:p>66.4809418347127</text:p>
          </table:table-cell>
          <table:table-cell table:formula="of:=SUM([.D4:.D18])/14" office:value-type="float" office:value="0.240714285714286" calcext:value-type="float">
            <text:p>0.240714285714286</text:p>
          </table:table-cell>
          <table:table-cell table:formula="of:=ABS(SUM([.E4:.E18])/14)" office:value-type="float" office:value="0.102142857142857" calcext:value-type="float">
            <text:p>0.102142857142857</text:p>
          </table:table-cell>
          <table:table-cell table:formula="of:=(100 - (100/(1+[.F18]/[.G18])))" office:value-type="float" office:value="66.4809418347127" calcext:value-type="float">
            <text:p>66.4809418347127</text:p>
          </table:table-cell>
        </table:table-row>
        <table:table-row table:style-name="ro1">
          <table:table-cell office:value-type="float" office:value="1538718300" calcext:value-type="float">
            <text:p>1538718300</text:p>
          </table:table-cell>
          <table:table-cell office:value-type="float" office:value="1538718360" calcext:value-type="float">
            <text:p>1538718360</text:p>
          </table:table-cell>
          <table:table-cell office:value-type="float" office:value="46.41" calcext:value-type="float">
            <text:p>46.41</text:p>
          </table:table-cell>
          <table:table-cell table:formula="of:=IF([.C19]-[.C18] &gt; 0; ABS([.C19]-[.C18]) ; 0)" office:value-type="float" office:value="0.379999999999995" calcext:value-type="float">
            <text:p>0.379999999999995</text:p>
          </table:table-cell>
          <table:table-cell table:formula="of:=IF([.C19]-[.C18] &lt; 0; ABS([.C19]-[.C18]) ; 0)" office:value-type="float" office:value="0" calcext:value-type="float">
            <text:p>0</text:p>
          </table:table-cell>
          <table:table-cell table:formula="of:=([.F18]*13 + [.D19])/14" office:value-type="float" office:value="0.220146293211162" calcext:value-type="float">
            <text:p>0.220146293211162</text:p>
          </table:table-cell>
          <table:table-cell table:formula="of:=([.G18]*13 + [.E19])/14" office:value-type="float" office:value="0.0973104956268221" calcext:value-type="float">
            <text:p>0.097310495626822</text:p>
          </table:table-cell>
          <table:table-cell table:formula="of:=[.F19]/[.G19]" office:value-type="float" office:value="2.26230779930877" calcext:value-type="float">
            <text:p>2.26230779930877</text:p>
          </table:table-cell>
          <table:table-cell table:formula="of:=(100 - (100/(1+[.H19])))" office:value-type="float" office:value="69.3468531629087" calcext:value-type="float">
            <text:p>69.3468531629087</text:p>
          </table:table-cell>
          <table:table-cell table:formula="of:=SUM([.D5:.D19])/14" office:value-type="float" office:value="0.263571428571428" calcext:value-type="float">
            <text:p>0.263571428571428</text:p>
          </table:table-cell>
          <table:table-cell table:formula="of:=ABS(SUM([.E5:.E19])/14)" office:value-type="float" office:value="0.102142857142857" calcext:value-type="float">
            <text:p>0.102142857142857</text:p>
          </table:table-cell>
          <table:table-cell table:formula="of:=(100 - (100/(1+[.F19]/[.G19])))" office:value-type="float" office:value="69.3468531629087" calcext:value-type="float">
            <text:p>69.3468531629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5:03:13.201211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0T15:15:51.425647959</dc:date>
    <meta:editing-duration>PT3H5M53S</meta:editing-duration>
    <meta:editing-cycles>2</meta:editing-cycles>
    <meta:document-statistic meta:table-count="1" meta:cell-count="128" meta:object-count="0"/>
  </office:meta>
</office:document-meta>
</file>